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31" calcext:value-type="float">
            <text:p>31</text:p>
          </table:table-cell>
          <table:table-cell table:style-name="ce16" table:formula="of:=COUNTIF([.F$24:.F$105];&quot;Finished in Sprint 3&quot;)" office:value-type="float" office:value="0" calcext:value-type="float">
            <text:p>0</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31" calcext:value-type="float">
            <text:p>31</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31" calcext:value-type="float">
            <text:p>31</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31" calcext:value-type="float">
            <text:p>31</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Test</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Test</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In Work</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7">00/00/0000</text:date>, <text:time style:data-style-name="N2" text:time-value="22:39:40.11108566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1T21:56:54.416960446</dc:date>
    <meta:editing-duration>P1DT14H50M23S</meta:editing-duration>
    <meta:editing-cycles>125</meta:editing-cycles>
    <meta:generator>LibreOffice/5.4.1.2$Linux_X86_64 LibreOffice_project/40m0$Build-2</meta:generator>
    <meta:document-statistic meta:table-count="7" meta:cell-count="1140"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